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rev" table:style-name="ta1">
        <table:shapes>
          <draw:frame draw:z-index="0" draw:style-name="gr1" draw:text-style-name="P1" svg:width="159.99mm" svg:height="90.01mm" svg:x="185.02mm" svg:y="0mm">
            <loext:p draw:notify-on-update-of-ranges="data_rev.A1:data_rev.A1 data_rev.A2:data_rev.A15 data_rev.B1:data_rev.B1 data_rev.B2:data_rev.B15 data_rev.A1:data_rev.A1 data_rev.A2:data_rev.A15 data_rev.C1:data_rev.C1 data_rev.C2:data_rev.C15 data_rev.A1:data_rev.A1 data_rev.A2:data_rev.A15 data_rev.D1:data_rev.D1 data_rev.D2:data_rev.D15 data_rev.A1:data_rev.A1 data_rev.A2:data_rev.A15 data_rev.E1:data_rev.E1 data_rev.E2:data_rev.E15 data_rev.A1:data_rev.A1 data_rev.A2:data_rev.A15 data_rev.G1:data_rev.G1 data_rev.G2:data_rev.G15 data_rev.A1:data_rev.A1 data_rev.A2:data_rev.A15 data_rev.H1:data_rev.H1 data_rev.H2:data_rev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1mm" svg:x="3.36mm" svg:y="74.06mm">
            <loext:p draw:notify-on-update-of-ranges="data_rev.A1:data_rev.A1 data_rev.A2:data_rev.A15 data_rev.E1:data_rev.E1 data_rev.E2:data_rev.E15 data_rev.A1:data_rev.A1 data_rev.A2:data_rev.A15 data_rev.H1:data_rev.H1 data_rev.H2:data_rev.H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0.44mm" svg:height="76.77mm" svg:x="188.99mm" svg:y="94.83mm">
            <loext:p draw:notify-on-update-of-ranges="data_rev.A1:data_rev.A1 data_rev.A2:data_rev.A4 data_rev.B1:data_rev.B1 data_rev.B2:data_rev.B4 data_rev.A1:data_rev.A1 data_rev.A2:data_rev.A4 data_rev.C1:data_rev.C1 data_rev.C2:data_rev.C4 data_rev.A1:data_rev.A1 data_rev.A2:data_rev.A4 data_rev.D1:data_rev.D1 data_rev.D2:data_rev.D4 data_rev.A1:data_rev.A1 data_rev.A2:data_rev.A4 data_rev.E1:data_rev.E1 data_rev.E2:data_rev.E4 data_rev.A1:data_rev.A1 data_rev.A2:data_rev.A4 data_rev.G1:data_rev.G1 data_rev.G2:data_rev.G4 data_rev.A1:data_rev.A1 data_rev.A2:data_rev.A4 data_rev.H1:data_rev.H1 data_rev.H2:data_rev.H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in_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ick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" calcext:value-type="float">
            <text:p>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" calcext:value-type="float">
            <text:p>0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25502" calcext:value-type="float">
            <text:p>0.025502</text:p>
          </table:table-cell>
          <table:table-cell office:value-type="float" office:value="0.013086" calcext:value-type="float">
            <text:p>0.013086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" calcext:value-type="float">
            <text:p>0</text:p>
          </table:table-cell>
          <table:table-cell office:value-type="float" office:value="0.024868" calcext:value-type="float">
            <text:p>0.024868</text:p>
          </table:table-cell>
          <table:table-cell office:value-type="float" office:value="0.000422" calcext:value-type="float">
            <text:p>0.00042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97413" calcext:value-type="float">
            <text:p>0.097413</text:p>
          </table:table-cell>
          <table:table-cell office:value-type="float" office:value="0.056435" calcext:value-type="float">
            <text:p>0.056435</text:p>
          </table:table-cell>
          <table:table-cell office:value-type="float" office:value="0.060456" calcext:value-type="float">
            <text:p>0.060456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" calcext:value-type="float">
            <text:p>0</text:p>
          </table:table-cell>
          <table:table-cell office:value-type="float" office:value="0.090198" calcext:value-type="float">
            <text:p>0.090198</text:p>
          </table:table-cell>
          <table:table-cell office:value-type="float" office:value="0.000878" calcext:value-type="float">
            <text:p>0.00087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395674" calcext:value-type="float">
            <text:p>0.395674</text:p>
          </table:table-cell>
          <table:table-cell office:value-type="float" office:value="0.21075" calcext:value-type="float">
            <text:p>0.21075</text:p>
          </table:table-cell>
          <table:table-cell office:value-type="float" office:value="0.242942" calcext:value-type="float">
            <text:p>0.242942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 office:value-type="float" office:value="0.362815" calcext:value-type="float">
            <text:p>0.362815</text:p>
          </table:table-cell>
          <table:table-cell office:value-type="float" office:value="0.001907" calcext:value-type="float">
            <text:p>0.001907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.604795" calcext:value-type="float">
            <text:p>1.604795</text:p>
          </table:table-cell>
          <table:table-cell office:value-type="float" office:value="0.838078" calcext:value-type="float">
            <text:p>0.838078</text:p>
          </table:table-cell>
          <table:table-cell office:value-type="float" office:value="0.967019" calcext:value-type="float">
            <text:p>0.967019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" calcext:value-type="float">
            <text:p>0</text:p>
          </table:table-cell>
          <table:table-cell office:value-type="float" office:value="1.496412" calcext:value-type="float">
            <text:p>1.496412</text:p>
          </table:table-cell>
          <table:table-cell office:value-type="float" office:value="0.004955" calcext:value-type="float">
            <text:p>0.00495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6.796126" calcext:value-type="float">
            <text:p>6.796126</text:p>
          </table:table-cell>
          <table:table-cell office:value-type="float" office:value="3.382585" calcext:value-type="float">
            <text:p>3.382585</text:p>
          </table:table-cell>
          <table:table-cell office:value-type="float" office:value="3.949515" calcext:value-type="float">
            <text:p>3.949515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" calcext:value-type="float">
            <text:p>0</text:p>
          </table:table-cell>
          <table:table-cell office:value-type="float" office:value="5.881409" calcext:value-type="float">
            <text:p>5.881409</text:p>
          </table:table-cell>
          <table:table-cell office:value-type="float" office:value="0.00922" calcext:value-type="float">
            <text:p>0.00922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25.456054" calcext:value-type="float">
            <text:p>25.456054</text:p>
          </table:table-cell>
          <table:table-cell office:value-type="float" office:value="13.454319" calcext:value-type="float">
            <text:p>13.454319</text:p>
          </table:table-cell>
          <table:table-cell office:value-type="float" office:value="15.700711" calcext:value-type="float">
            <text:p>15.700711</text:p>
          </table:table-cell>
          <table:table-cell office:value-type="float" office:value="0.013532" calcext:value-type="float">
            <text:p>0.013532</text:p>
          </table:table-cell>
          <table:table-cell office:value-type="float" office:value="0" calcext:value-type="float">
            <text:p>0</text:p>
          </table:table-cell>
          <table:table-cell office:value-type="float" office:value="23.07596" calcext:value-type="float">
            <text:p>23.07596</text:p>
          </table:table-cell>
          <table:table-cell office:value-type="float" office:value="0.020224" calcext:value-type="float">
            <text:p>0.020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00:15:55.036291292</dc:date>
    <meta:editing-duration>PT2M26S</meta:editing-duration>
    <meta:editing-cycles>1</meta:editing-cycles>
    <meta:document-statistic meta:table-count="1" meta:cell-count="120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2cm" xlink:href=".." xlink:type="simple" chart:class="chart:scatter" chart:style-name="ch1">
        <chart:legend chart:legend-position="end" svg:x="13.651cm" svg:y="2.957cm" style:legend-expansion="high" chart:style-name="ch2"/>
        <chart:plot-area chart:style-name="ch3" table:cell-range-address="data_rev.A1:data_rev.E15 data_rev.G1:data_rev.H15" chart:data-source-has-labels="row" svg:x="0.32cm" svg:y="0.18cm" svg:width="13.011cm" svg:height="8.642cm">
          <chartooo:coordinate-region svg:x="0.941cm" svg:y="0.379cm" svg:width="11.92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ev.B2:data_rev.B15" chart:label-cell-address="data_rev.B1:data_rev.B1" chart:class="chart:scatter">
            <chart:domain table:cell-range-address="data_rev.A2:data_rev.A15"/>
            <chart:data-point chart:repeated="14"/>
          </chart:series>
          <chart:series chart:style-name="ch7" chart:values-cell-range-address="data_rev.C2:data_rev.C15" chart:label-cell-address="data_rev.C1:data_rev.C1" chart:class="chart:scatter">
            <chart:data-point chart:repeated="14"/>
          </chart:series>
          <chart:series chart:style-name="ch8" chart:values-cell-range-address="data_rev.D2:data_rev.D15" chart:label-cell-address="data_rev.D1:data_rev.D1" chart:class="chart:scatter">
            <chart:data-point chart:repeated="14"/>
          </chart:series>
          <chart:series chart:style-name="ch9" chart:values-cell-range-address="data_rev.E2:data_rev.E15" chart:label-cell-address="data_rev.E1:data_rev.E1" chart:class="chart:scatter">
            <chart:data-point chart:repeated="14"/>
          </chart:series>
          <chart:series chart:style-name="ch10" chart:values-cell-range-address="data_rev.G2:data_rev.G15" chart:label-cell-address="data_rev.G1:data_rev.G1" chart:class="chart:scatter">
            <chart:data-point chart:repeated="14"/>
          </chart:series>
          <chart:series chart:style-name="ch11" chart:values-cell-range-address="data_rev.H2:data_rev.H15" chart:label-cell-address="data_rev.H1:data_rev.H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rev.B1:data_rev.B1</svg:desc>
                </draw:g>
              </table:table-cell>
              <table:table-cell office:value-type="string">
                <text:p>sel</text:p>
                <draw:g>
                  <svg:desc>data_rev.C1:data_rev.C1</svg:desc>
                </draw:g>
              </table:table-cell>
              <table:table-cell office:value-type="string">
                <text:p>ins</text:p>
                <draw:g>
                  <svg:desc>data_rev.D1:data_rev.D1</svg:desc>
                </draw:g>
              </table:table-cell>
              <table:table-cell office:value-type="string">
                <text:p>merge</text:p>
                <draw:g>
                  <svg:desc>data_rev.E1:data_rev.E1</svg:desc>
                </draw:g>
              </table:table-cell>
              <table:table-cell office:value-type="string">
                <text:p>quick</text:p>
                <draw:g>
                  <svg:desc>data_rev.G1:data_rev.G1</svg:desc>
                </draw:g>
              </table:table-cell>
              <table:table-cell office:value-type="string">
                <text:p>quick3</text:p>
                <draw:g>
                  <svg:desc>data_rev.H1:data_rev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ev.A2:data_rev.A15</svg:desc>
                </draw:g>
              </table:table-cell>
              <table:table-cell office:value-type="float" office:value="0.000002">
                <text:p>0.000002</text:p>
                <draw:g>
                  <svg:desc>data_rev.B2:data_rev.B15</svg:desc>
                </draw:g>
              </table:table-cell>
              <table:table-cell office:value-type="float" office:value="0.000003">
                <text:p>0.000003</text:p>
                <draw:g>
                  <svg:desc>data_rev.C2:data_rev.C15</svg:desc>
                </draw:g>
              </table:table-cell>
              <table:table-cell office:value-type="float" office:value="0.000018">
                <text:p>0.000018</text:p>
                <draw:g>
                  <svg:desc>data_rev.D2:data_rev.D15</svg:desc>
                </draw:g>
              </table:table-cell>
              <table:table-cell office:value-type="float" office:value="0.000004">
                <text:p>0.000004</text:p>
                <draw:g>
                  <svg:desc>data_rev.E2:data_rev.E15</svg:desc>
                </draw:g>
              </table:table-cell>
              <table:table-cell office:value-type="float" office:value="0.000004">
                <text:p>0.000004</text:p>
                <draw:g>
                  <svg:desc>data_rev.G2:data_rev.G15</svg:desc>
                </draw:g>
              </table:table-cell>
              <table:table-cell office:value-type="float" office:value="0.000003">
                <text:p>0.000003</text:p>
                <draw:g>
                  <svg:desc>data_rev.H2:data_rev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24">
                <text:p>0.000424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602">
                <text:p>0.00060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1532">
                <text:p>0.001532</text:p>
              </table:table-cell>
              <table:table-cell office:value-type="float" office:value="0.001529">
                <text:p>0.001529</text:p>
              </table:table-cell>
              <table:table-cell office:value-type="float" office:value="0.000139">
                <text:p>0.000139</text:p>
              </table:table-cell>
              <table:table-cell office:value-type="float" office:value="0.002187">
                <text:p>0.00218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651">
                <text:p>0.00651</text:p>
              </table:table-cell>
              <table:table-cell office:value-type="float" office:value="0.003527">
                <text:p>0.003527</text:p>
              </table:table-cell>
              <table:table-cell office:value-type="float" office:value="0.00454">
                <text:p>0.00454</text:p>
              </table:table-cell>
              <table:table-cell office:value-type="float" office:value="0.000151">
                <text:p>0.000151</text:p>
              </table:table-cell>
              <table:table-cell office:value-type="float" office:value="0.005576">
                <text:p>0.00557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25502">
                <text:p>0.025502</text:p>
              </table:table-cell>
              <table:table-cell office:value-type="float" office:value="0.013086">
                <text:p>0.013086</text:p>
              </table:table-cell>
              <table:table-cell office:value-type="float" office:value="0.015841">
                <text:p>0.015841</text:p>
              </table:table-cell>
              <table:table-cell office:value-type="float" office:value="0.000469">
                <text:p>0.000469</text:p>
              </table:table-cell>
              <table:table-cell office:value-type="float" office:value="0.024868">
                <text:p>0.024868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97413">
                <text:p>0.097413</text:p>
              </table:table-cell>
              <table:table-cell office:value-type="float" office:value="0.056435">
                <text:p>0.056435</text:p>
              </table:table-cell>
              <table:table-cell office:value-type="float" office:value="0.060456">
                <text:p>0.060456</text:p>
              </table:table-cell>
              <table:table-cell office:value-type="float" office:value="0.000684">
                <text:p>0.000684</text:p>
              </table:table-cell>
              <table:table-cell office:value-type="float" office:value="0.090198">
                <text:p>0.090198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395674">
                <text:p>0.395674</text:p>
              </table:table-cell>
              <table:table-cell office:value-type="float" office:value="0.21075">
                <text:p>0.21075</text:p>
              </table:table-cell>
              <table:table-cell office:value-type="float" office:value="0.242942">
                <text:p>0.242942</text:p>
              </table:table-cell>
              <table:table-cell office:value-type="float" office:value="0.001405">
                <text:p>0.001405</text:p>
              </table:table-cell>
              <table:table-cell office:value-type="float" office:value="0.362815">
                <text:p>0.362815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1.604795">
                <text:p>1.604795</text:p>
              </table:table-cell>
              <table:table-cell office:value-type="float" office:value="0.838078">
                <text:p>0.838078</text:p>
              </table:table-cell>
              <table:table-cell office:value-type="float" office:value="0.967019">
                <text:p>0.967019</text:p>
              </table:table-cell>
              <table:table-cell office:value-type="float" office:value="0.002976">
                <text:p>0.002976</text:p>
              </table:table-cell>
              <table:table-cell office:value-type="float" office:value="1.496412">
                <text:p>1.496412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6.796126">
                <text:p>6.796126</text:p>
              </table:table-cell>
              <table:table-cell office:value-type="float" office:value="3.382585">
                <text:p>3.382585</text:p>
              </table:table-cell>
              <table:table-cell office:value-type="float" office:value="3.949515">
                <text:p>3.949515</text:p>
              </table:table-cell>
              <table:table-cell office:value-type="float" office:value="0.006272">
                <text:p>0.006272</text:p>
              </table:table-cell>
              <table:table-cell office:value-type="float" office:value="5.881409">
                <text:p>5.881409</text:p>
              </table:table-cell>
              <table:table-cell office:value-type="float" office:value="0.00922">
                <text:p>0.00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25.456054">
                <text:p>25.456054</text:p>
              </table:table-cell>
              <table:table-cell office:value-type="float" office:value="13.454319">
                <text:p>13.454319</text:p>
              </table:table-cell>
              <table:table-cell office:value-type="float" office:value="15.700711">
                <text:p>15.700711</text:p>
              </table:table-cell>
              <table:table-cell office:value-type="float" office:value="0.013532">
                <text:p>0.013532</text:p>
              </table:table-cell>
              <table:table-cell office:value-type="float" office:value="23.07596">
                <text:p>23.07596</text:p>
              </table:table-cell>
              <table:table-cell office:value-type="float" office:value="0.020224">
                <text:p>0.020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2cm" xlink:href=".." xlink:type="simple" chart:class="chart:scatter" chart:style-name="ch1">
        <chart:legend chart:legend-position="end" svg:x="13.65cm" svg:y="3.953cm" style:legend-expansion="high" chart:style-name="ch2"/>
        <chart:plot-area chart:style-name="ch3" table:cell-range-address="data_rev.A1:data_rev.A15 data_rev.E1:data_rev.E15 data_rev.H1:data_rev.H15" chart:data-source-has-labels="row" svg:x="0.319cm" svg:y="0.18cm" svg:width="13.012cm" svg:height="8.642cm">
          <chartooo:coordinate-region svg:x="1.417cm" svg:y="0.379cm" svg:width="11.4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ev.E2:data_rev.E15" chart:label-cell-address="data_rev.E1:data_rev.E1" chart:class="chart:scatter">
            <chart:domain table:cell-range-address="data_rev.A2:data_rev.A15"/>
            <chart:data-point chart:repeated="14"/>
          </chart:series>
          <chart:series chart:style-name="ch7" chart:values-cell-range-address="data_rev.H2:data_rev.H15" chart:label-cell-address="data_rev.H1:data_rev.H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</text:p>
                <draw:g>
                  <svg:desc>data_rev.E1:data_rev.E1</svg:desc>
                </draw:g>
              </table:table-cell>
              <table:table-cell office:value-type="string">
                <text:p>quick3</text:p>
                <draw:g>
                  <svg:desc>data_rev.H1:data_rev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ev.A2:data_rev.A15</svg:desc>
                </draw:g>
              </table:table-cell>
              <table:table-cell office:value-type="float" office:value="0.000004">
                <text:p>0.000004</text:p>
                <draw:g>
                  <svg:desc>data_rev.E2:data_rev.E15</svg:desc>
                </draw:g>
              </table:table-cell>
              <table:table-cell office:value-type="float" office:value="0.000003">
                <text:p>0.000003</text:p>
                <draw:g>
                  <svg:desc>data_rev.H2:data_rev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0469">
                <text:p>0.000469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01405">
                <text:p>0.001405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02976">
                <text:p>0.002976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06272">
                <text:p>0.006272</text:p>
              </table:table-cell>
              <table:table-cell office:value-type="float" office:value="0.00922">
                <text:p>0.00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13532">
                <text:p>0.013532</text:p>
              </table:table-cell>
              <table:table-cell office:value-type="float" office:value="0.020224">
                <text:p>0.020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45cm" svg:height="7.678cm" xlink:href=".." xlink:type="simple" chart:class="chart:scatter" chart:style-name="ch1">
        <chart:legend chart:legend-position="end" svg:x="11.696cm" svg:y="2.295cm" style:legend-expansion="high" chart:style-name="ch2"/>
        <chart:plot-area chart:style-name="ch3" table:cell-range-address="data_rev.A1:data_rev.E4 data_rev.G1:data_rev.H4" chart:data-source-has-labels="row" svg:x="0.28cm" svg:y="0.153cm" svg:width="11.136cm" svg:height="7.372cm">
          <chartooo:coordinate-region svg:x="1.933cm" svg:y="0.352cm" svg:width="9.296cm" svg:height="6.5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ev.B2:data_rev.B4" chart:label-cell-address="data_rev.B1:data_rev.B1" chart:class="chart:scatter">
            <chart:domain table:cell-range-address="data_rev.A2:data_rev.A4"/>
            <chart:data-point chart:repeated="3"/>
          </chart:series>
          <chart:series chart:style-name="ch7" chart:values-cell-range-address="data_rev.C2:data_rev.C4" chart:label-cell-address="data_rev.C1:data_rev.C1" chart:class="chart:scatter">
            <chart:data-point chart:repeated="3"/>
          </chart:series>
          <chart:series chart:style-name="ch8" chart:values-cell-range-address="data_rev.D2:data_rev.D4" chart:label-cell-address="data_rev.D1:data_rev.D1" chart:class="chart:scatter">
            <chart:data-point chart:repeated="3"/>
          </chart:series>
          <chart:series chart:style-name="ch9" chart:values-cell-range-address="data_rev.E2:data_rev.E4" chart:label-cell-address="data_rev.E1:data_rev.E1" chart:class="chart:scatter">
            <chart:data-point chart:repeated="3"/>
          </chart:series>
          <chart:series chart:style-name="ch10" chart:values-cell-range-address="data_rev.G2:data_rev.G4" chart:label-cell-address="data_rev.G1:data_rev.G1" chart:class="chart:scatter">
            <chart:data-point chart:repeated="3"/>
          </chart:series>
          <chart:series chart:style-name="ch11" chart:values-cell-range-address="data_rev.H2:data_rev.H4" chart:label-cell-address="data_rev.H1:data_rev.H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rev.B1:data_rev.B1</svg:desc>
                </draw:g>
              </table:table-cell>
              <table:table-cell office:value-type="string">
                <text:p>sel</text:p>
                <draw:g>
                  <svg:desc>data_rev.C1:data_rev.C1</svg:desc>
                </draw:g>
              </table:table-cell>
              <table:table-cell office:value-type="string">
                <text:p>ins</text:p>
                <draw:g>
                  <svg:desc>data_rev.D1:data_rev.D1</svg:desc>
                </draw:g>
              </table:table-cell>
              <table:table-cell office:value-type="string">
                <text:p>merge</text:p>
                <draw:g>
                  <svg:desc>data_rev.E1:data_rev.E1</svg:desc>
                </draw:g>
              </table:table-cell>
              <table:table-cell office:value-type="string">
                <text:p>quick</text:p>
                <draw:g>
                  <svg:desc>data_rev.G1:data_rev.G1</svg:desc>
                </draw:g>
              </table:table-cell>
              <table:table-cell office:value-type="string">
                <text:p>quick3</text:p>
                <draw:g>
                  <svg:desc>data_rev.H1:data_rev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ev.A2:data_rev.A4</svg:desc>
                </draw:g>
              </table:table-cell>
              <table:table-cell office:value-type="float" office:value="0.000002">
                <text:p>0.000002</text:p>
                <draw:g>
                  <svg:desc>data_rev.B2:data_rev.B4</svg:desc>
                </draw:g>
              </table:table-cell>
              <table:table-cell office:value-type="float" office:value="0.000003">
                <text:p>0.000003</text:p>
                <draw:g>
                  <svg:desc>data_rev.C2:data_rev.C4</svg:desc>
                </draw:g>
              </table:table-cell>
              <table:table-cell office:value-type="float" office:value="0.000018">
                <text:p>0.000018</text:p>
                <draw:g>
                  <svg:desc>data_rev.D2:data_rev.D4</svg:desc>
                </draw:g>
              </table:table-cell>
              <table:table-cell office:value-type="float" office:value="0.000004">
                <text:p>0.000004</text:p>
                <draw:g>
                  <svg:desc>data_rev.E2:data_rev.E4</svg:desc>
                </draw:g>
              </table:table-cell>
              <table:table-cell office:value-type="float" office:value="0.000004">
                <text:p>0.000004</text:p>
                <draw:g>
                  <svg:desc>data_rev.G2:data_rev.G4</svg:desc>
                </draw:g>
              </table:table-cell>
              <table:table-cell office:value-type="float" office:value="0.000003">
                <text:p>0.000003</text:p>
                <draw:g>
                  <svg:desc>data_rev.H2:data_rev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9">
                <text:p>0.000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